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i" fo:country="FI" officeooo:rsid="001fff69" officeooo:paragraph-rsid="001fff69"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kstissään Is Design Dead Martin Fowler käsittelee suunnittelun suhdetta Extreme porgrammingiin. Hänen mukaansa suunnittelu nähdään extreme programmingin vastaisena tekijänä, mutta hänen mukaansa se vain kietoutuu ohjelmointiin eri tavalla kuin perinteisissä malleissa. Usein evolutiivinen ohjelmointi liitetään "koodaa ja korjaa" -mentaliteettin, joka johtaa huonoon ja vaikeasti ylläpidettävään koodiin, mutta Extreme programmingissa se on silti toimintatapa.</text:p>
      <text:p text:style-name="P1"/>
      <text:p text:style-name="P1">Hänen mukaansa tämän mallin toimimiseksi tarvitaan useita toimia, joita epäonnistuneissa projekteissa ei ole. Nämä ovat: testaaminen, jatkuva integraatio ja refaktorointi. Oleellista on myös mahdollisimman yksinkertaisen koodin tekemiseen. Jos jotain ei tarvita juuri tekohetkellä, ei sitä tehdä silloin. Sen sijaan uudet ominaisuudet ja monimutkaisemmat koodirakenteet luodaan vasta tarpeen vaatiessa. Hän myös esittää yksinkertaisuuden vaatimukset: testaus, toistumattomuus, tarpeellisuus ja pienin määrä metodeja ja luokkia mitä mahdollista.</text:p>
      <text:p text:style-name="P1"/>
      <text:p text:style-name="P1">Patternit ovat kirjoittajan mielestä hyvästä käytettyinä oikein, mutta niitä käytetään hänen mukaansa liikaa ja liian heppoisin perustein. Sen sijaan että hypätään heti käyttämään jotain, on parempi tutkia, onko patterni hyödyllinen käyttötarkoituksessa. Lisäksi siihen tulisi siirtyä vähitellen vasta ominaisuuksien sitä vaatiessa. Arkkitehtuurin suhteen hän on myös positiivinen jonkinlaiseen suunnitteluun, jos suurten linjojen käyttö on todennäköisesti tarpeen, voi se olla hyödyllistä ottaa mukaan jo alkuvaiheessa.</text:p>
      <text:p text:style-name="P1"/>
      <text:p text:style-name="P1">Extreme programmingin tapa saavuttaa hyvä koodilaatu on hänen mukaansa sen peruutettavuus. Kaikkein tärkeintä on kuitenkin se, että ohjelmoijilla on halua noudattaa laatua ylläpitäviä prosesseja: refaktorointia, testausta ja jatkuvaa integraatio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5:58:39.578635171</meta:creation-date>
    <dc:date>2017-04-27T16:14:56.585047788</dc:date>
    <meta:editing-duration>PT6S</meta:editing-duration>
    <meta:editing-cycles>1</meta:editing-cycles>
    <meta:document-statistic meta:table-count="0" meta:image-count="0" meta:object-count="0" meta:page-count="1" meta:paragraph-count="4" meta:word-count="209" meta:character-count="1774" meta:non-whitespace-character-count="1774"/>
    <meta:generator>LibreOffice/4.2.8.2$Linux_X86_64 LibreOffice_project/420m0$Build-2</meta:generator>
  </office:meta>
</office:document-meta>
</file>